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10-0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06-1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3-02-2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10-0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6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0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03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11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1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2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4093" calcext:value-type="float">
            <text:p>8.364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96725" calcext:value-type="float">
            <text:p>8.5009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14374193549" calcext:value-type="float">
            <text:p>8.561143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11008" calcext:value-type="float">
            <text:p>8.40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55455483871" calcext:value-type="float">
            <text:p>8.2855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208077419355" calcext:value-type="float">
            <text:p>8.5120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235277419355" calcext:value-type="float">
            <text:p>8.4023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935741935484" calcext:value-type="float">
            <text:p>8.0093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4944" calcext:value-type="float">
            <text:p>8.32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80575" calcext:value-type="float">
            <text:p>8.3518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0464" calcext:value-type="float">
            <text:p>8.2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214451612903" calcext:value-type="float">
            <text:p>8.4321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9404137931" calcext:value-type="float">
            <text:p>8.73294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37825" calcext:value-type="float">
            <text:p>8.7413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257212903226" calcext:value-type="float">
            <text:p>8.6825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5864" calcext:value-type="float">
            <text:p>8.55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804980645161" calcext:value-type="float">
            <text:p>8.3380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040412903226" calcext:value-type="float">
            <text:p>8.1004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790012903226" calcext:value-type="float">
            <text:p>7.8779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987819354839" calcext:value-type="float">
            <text:p>7.8498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8344" calcext:value-type="float">
            <text:p>7.86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815025" calcext:value-type="float">
            <text:p>7.2981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9664" calcext:value-type="float">
            <text:p>6.38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24774193548" calcext:value-type="float">
            <text:p>5.5832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298028571429" calcext:value-type="float">
            <text:p>5.01298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162775" calcext:value-type="float">
            <text:p>4.6416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351741935484" calcext:value-type="float">
            <text:p>7.0035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7284" calcext:value-type="float">
            <text:p>7.9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034683870968" calcext:value-type="float">
            <text:p>7.7403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36495483871" calcext:value-type="float">
            <text:p>7.593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680722580645" calcext:value-type="float">
            <text:p>7.7368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593341935484" calcext:value-type="float">
            <text:p>8.0459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1104" calcext:value-type="float">
            <text:p>8.4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89527272727" calcext:value-type="float">
            <text:p>8.51389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819948387097" calcext:value-type="float">
            <text:p>8.7981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582542857143" calcext:value-type="float">
            <text:p>8.83582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2895" calcext:value-type="float">
            <text:p>8.7932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56929032258" calcext:value-type="float">
            <text:p>8.6475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41336" calcext:value-type="float">
            <text:p>8.3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715380645161" calcext:value-type="float">
            <text:p>8.0271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735587096774" calcext:value-type="float">
            <text:p>8.2673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201187096774" calcext:value-type="float">
            <text:p>8.1820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29470967742" calcext:value-type="float">
            <text:p>7.7902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41016" calcext:value-type="float">
            <text:p>7.87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414825" calcext:value-type="float">
            <text:p>8.0441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0272" calcext:value-type="float">
            <text:p>7.86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519793548387" calcext:value-type="float">
            <text:p>8.6751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0445" calcext:value-type="float">
            <text:p>8.7380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02167741936" calcext:value-type="float">
            <text:p>8.5800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75248" calcext:value-type="float">
            <text:p>8.2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43638709677" calcext:value-type="float">
            <text:p>7.8054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177574193548" calcext:value-type="float">
            <text:p>7.5217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765574193549" calcext:value-type="float">
            <text:p>8.84765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98176" calcext:value-type="float">
            <text:p>8.64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639019354839" calcext:value-type="float">
            <text:p>8.1363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870374193548" calcext:value-type="float">
            <text:p>8.0887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990038709678" calcext:value-type="float">
            <text:p>8.46990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67062068966" calcext:value-type="float">
            <text:p>8.70267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79561290323" calcext:value-type="float">
            <text:p>8.9097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339475" calcext:value-type="float">
            <text:p>8.8733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1272" calcext:value-type="float">
            <text:p>8.7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387922580645" calcext:value-type="float">
            <text:p>8.6938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46208" calcext:value-type="float">
            <text:p>8.6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3565" calcext:value-type="float">
            <text:p>8.5673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66384516129" calcext:value-type="float">
            <text:p>8.426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53736" calcext:value-type="float">
            <text:p>8.14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42503225806" calcext:value-type="float">
            <text:p>7.6654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836980645161" calcext:value-type="float">
            <text:p>7.0883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35870967742" calcext:value-type="float">
            <text:p>6.778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427428571429" calcext:value-type="float">
            <text:p>6.9842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69367741936" calcext:value-type="float">
            <text:p>7.4796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210675" calcext:value-type="float">
            <text:p>7.7121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47072" calcext:value-type="float">
            <text:p>7.3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244774193549" calcext:value-type="float">
            <text:p>6.80244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48" calcext:value-type="float">
            <text:p>6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0365" calcext:value-type="float">
            <text:p>6.0070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459122580645" calcext:value-type="float">
            <text:p>4.4845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3592" calcext:value-type="float">
            <text:p>3.0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44387096774" calcext:value-type="float">
            <text:p>2.8754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442451612903" calcext:value-type="float">
            <text:p>3.8144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904129032258" calcext:value-type="float">
            <text:p>6.7090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890685714286" calcext:value-type="float">
            <text:p>7.90890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946761290323" calcext:value-type="float">
            <text:p>7.8094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11725" calcext:value-type="float">
            <text:p>7.4151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1656" calcext:value-type="float">
            <text:p>6.60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079612903226" calcext:value-type="float">
            <text:p>5.1407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34472" calcext:value-type="float">
            <text:p>3.60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6335" calcext:value-type="float">
            <text:p>4.6876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40544516129" calcext:value-type="float">
            <text:p>7.5640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684" calcext:value-type="float">
            <text:p>8.26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056077419355" calcext:value-type="float">
            <text:p>7.780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0416" calcext:value-type="float">
            <text:p>7.39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718" calcext:value-type="float">
            <text:p>7.9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5564" calcext:value-type="float">
            <text:p>9.4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532" calcext:value-type="float">
            <text:p>9.5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9364" calcext:value-type="float">
            <text:p>9.38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2524" calcext:value-type="float">
            <text:p>8.0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05" calcext:value-type="float">
            <text:p>7.8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018" calcext:value-type="float">
            <text:p>9.0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7988" calcext:value-type="float">
            <text:p>9.0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11" calcext:value-type="float">
            <text:p>8.8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1788" calcext:value-type="float">
            <text:p>8.9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9908" calcext:value-type="float">
            <text:p>5.3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1284" calcext:value-type="float">
            <text:p>5.7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9556" calcext:value-type="float">
            <text:p>8.63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14008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66" meta:object-count="0"/>
    <meta:user-defined meta:name="AppVersion">3.0</meta:user-defined>
  </office:meta>
</office:document-meta>
</file>